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Wrapper.setNmr( NMR n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Wrapper.getEndpoin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Wrapper.getListen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Wrapper.getFlow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Wrapper.create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Wrapper.setBundleContext( BundleContext bund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Wrapper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